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JSONType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xinJSONTyp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xx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S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JSONType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JSONType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Sex( String s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userName , String sex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